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createWrap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.createWrapMatch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.dpToPx( float dp , Resources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.createLayoutParams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createMatchWrap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til.createMatch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